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ucida Sans Unicode" svg:font-family="'Lucida Sans Unicode'" style:font-family-generic="swiss"/>
    <style:font-face style:name="Lohit Devanagari" svg:font-family="'Lohit Devanagari'" style:font-family-generic="system" style:font-pitch="variable"/>
  </office:font-face-decls>
  <office:automatic-styles>
    <style:style style:name="P1" style:family="paragraph" style:parent-style-name="Standard">
      <style:text-properties officeooo:rsid="00189f34" officeooo:paragraph-rsid="00189f34"/>
    </style:style>
    <style:style style:name="P2" style:family="paragraph" style:parent-style-name="Standard">
      <style:text-properties officeooo:rsid="00189f34" officeooo:paragraph-rsid="0023c53a"/>
    </style:style>
    <style:style style:name="P3" style:family="paragraph" style:parent-style-name="Standard">
      <style:text-properties officeooo:rsid="00189f34" officeooo:paragraph-rsid="0027ae72"/>
    </style:style>
    <style:style style:name="P4" style:family="paragraph" style:parent-style-name="Standard">
      <style:text-properties officeooo:rsid="00213f15" officeooo:paragraph-rsid="00213f15"/>
    </style:style>
    <style:style style:name="P5" style:family="paragraph" style:parent-style-name="Standard">
      <style:text-properties officeooo:rsid="00213f15" officeooo:paragraph-rsid="00237cba"/>
    </style:style>
    <style:style style:name="P6" style:family="paragraph" style:parent-style-name="Standard">
      <style:text-properties officeooo:rsid="0021da4b" officeooo:paragraph-rsid="0021da4b"/>
    </style:style>
    <style:style style:name="P7" style:family="paragraph" style:parent-style-name="Standard">
      <style:text-properties officeooo:rsid="0021da4b" officeooo:paragraph-rsid="002a4004"/>
    </style:style>
    <style:style style:name="P8" style:family="paragraph" style:parent-style-name="Standard">
      <style:text-properties officeooo:rsid="00237cba" officeooo:paragraph-rsid="0021da4b"/>
    </style:style>
    <style:style style:name="P9" style:family="paragraph" style:parent-style-name="Standard">
      <style:text-properties officeooo:rsid="00237cba" officeooo:paragraph-rsid="0027ae72"/>
    </style:style>
    <style:style style:name="P10" style:family="paragraph" style:parent-style-name="Standard">
      <style:text-properties officeooo:rsid="00237cba" officeooo:paragraph-rsid="002853c2"/>
    </style:style>
    <style:style style:name="P11" style:family="paragraph" style:parent-style-name="Standard">
      <style:text-properties officeooo:rsid="002b6660" officeooo:paragraph-rsid="002d4fb2"/>
    </style:style>
    <style:style style:name="P12" style:family="paragraph" style:parent-style-name="Standard">
      <style:text-properties officeooo:rsid="00358a50" officeooo:paragraph-rsid="00358a50"/>
    </style:style>
    <style:style style:name="P13" style:family="paragraph" style:parent-style-name="Standard">
      <style:text-properties officeooo:rsid="0035939a" officeooo:paragraph-rsid="0035939a"/>
    </style:style>
    <style:style style:name="P14" style:family="paragraph" style:parent-style-name="Standard">
      <style:text-properties officeooo:rsid="00392fe7" officeooo:paragraph-rsid="00392fe7"/>
    </style:style>
    <style:style style:name="P15" style:family="paragraph" style:parent-style-name="Standard">
      <style:text-properties officeooo:rsid="0039736e" officeooo:paragraph-rsid="0039736e"/>
    </style:style>
    <style:style style:name="P16" style:family="paragraph" style:parent-style-name="Standard">
      <style:text-properties officeooo:rsid="00237cba" officeooo:paragraph-rsid="00189f34"/>
    </style:style>
    <style:style style:name="P17" style:family="paragraph" style:parent-style-name="Standard">
      <style:text-properties officeooo:rsid="003cc36e" officeooo:paragraph-rsid="003cc36e"/>
    </style:style>
    <style:style style:name="P18" style:family="paragraph" style:parent-style-name="Standard">
      <style:text-properties officeooo:rsid="003f8090" officeooo:paragraph-rsid="003f8090"/>
    </style:style>
    <style:style style:name="P19" style:family="paragraph" style:parent-style-name="Standard">
      <style:text-properties officeooo:rsid="003f8090" officeooo:paragraph-rsid="00410de7"/>
    </style:style>
    <style:style style:name="P20" style:family="paragraph" style:parent-style-name="Standard" style:list-style-name="L1">
      <style:text-properties officeooo:rsid="0041cb9c" officeooo:paragraph-rsid="0043cbd6"/>
    </style:style>
    <style:style style:name="P21" style:family="paragraph" style:parent-style-name="Standard" style:list-style-name="L1">
      <style:text-properties officeooo:rsid="004282d3" officeooo:paragraph-rsid="004282d3"/>
    </style:style>
    <style:style style:name="P22" style:family="paragraph" style:parent-style-name="Standard" style:list-style-name="L1">
      <style:text-properties officeooo:rsid="004282d3" officeooo:paragraph-rsid="00497386"/>
    </style:style>
    <style:style style:name="P23" style:family="paragraph" style:parent-style-name="Standard" style:list-style-name="L1">
      <style:text-properties officeooo:rsid="00442db6" officeooo:paragraph-rsid="00442db6"/>
    </style:style>
    <style:style style:name="P24" style:family="paragraph" style:parent-style-name="Standard" style:list-style-name="L1">
      <style:text-properties officeooo:rsid="00442db6" officeooo:paragraph-rsid="004832e0"/>
    </style:style>
    <style:style style:name="P25" style:family="paragraph" style:parent-style-name="Standard">
      <style:text-properties officeooo:rsid="004b2643" officeooo:paragraph-rsid="004b264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0fbdd" style:font-weight-asian="bold" style:font-weight-complex="bold"/>
    </style:style>
    <style:style style:name="T4" style:family="text">
      <style:text-properties style:text-underline-style="solid" style:text-underline-width="auto" style:text-underline-color="font-color" fo:font-weight="bold" officeooo:rsid="00497386" style:font-weight-asian="bold" style:font-weight-complex="bold"/>
    </style:style>
    <style:style style:name="T5" style:family="text">
      <style:text-properties style:text-underline-style="solid" style:text-underline-width="auto" style:text-underline-color="font-color" officeooo:rsid="004b399b"/>
    </style:style>
    <style:style style:name="T6" style:family="text">
      <style:text-properties officeooo:rsid="001f40ea"/>
    </style:style>
    <style:style style:name="T7" style:family="text">
      <style:text-properties officeooo:rsid="00235c4c"/>
    </style:style>
    <style:style style:name="T8" style:family="text">
      <style:text-properties officeooo:rsid="00237cba"/>
    </style:style>
    <style:style style:name="T9" style:family="text">
      <style:text-properties officeooo:rsid="0023c53a"/>
    </style:style>
    <style:style style:name="T10" style:family="text">
      <style:text-properties officeooo:rsid="002853c2"/>
    </style:style>
    <style:style style:name="T11" style:family="text">
      <style:text-properties officeooo:rsid="002a4004"/>
    </style:style>
    <style:style style:name="T12" style:family="text">
      <style:text-properties officeooo:rsid="002aa968"/>
    </style:style>
    <style:style style:name="T13" style:family="text">
      <style:text-properties officeooo:rsid="002d4fb2"/>
    </style:style>
    <style:style style:name="T14" style:family="text">
      <style:text-properties officeooo:rsid="002ff858"/>
    </style:style>
    <style:style style:name="T15" style:family="text">
      <style:text-properties officeooo:rsid="0032e238"/>
    </style:style>
    <style:style style:name="T16" style:family="text">
      <style:text-properties officeooo:rsid="0037a2c2"/>
    </style:style>
    <style:style style:name="T17" style:family="text">
      <style:text-properties style:text-line-through-style="solid" style:text-line-through-type="single"/>
    </style:style>
    <style:style style:name="T18" style:family="text">
      <style:text-properties officeooo:rsid="00410de7"/>
    </style:style>
    <style:style style:name="T19" style:family="text">
      <style:text-properties officeooo:rsid="00442db6"/>
    </style:style>
    <style:style style:name="T20" style:family="text">
      <style:text-properties officeooo:rsid="0045fafb"/>
    </style:style>
    <style:style style:name="T21" style:family="text">
      <style:text-properties officeooo:rsid="0047e5cc"/>
    </style:style>
    <style:style style:name="T22" style:family="text">
      <style:text-properties officeooo:rsid="004832e0"/>
    </style:style>
    <style:style style:name="T23" style:family="text">
      <style:text-properties officeooo:rsid="00495347"/>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ecure </text:span><text:span text:style-name="T3">ESP8266</text:span><text:span text:style-name="T2"> MQTT </text:span><text:span text:style-name="T3">poc</text:span> (2019-01-<text:span text:style-name="T7">29</text:span>) </text:p>
      <text:p text:style-name="P2"/>
      <text:p text:style-name="P9"><text:span text:style-name="T2">Overview</text:span> </text:p>
      <text:p text:style-name="P3">There are <text:span text:style-name="T6">many in depth and</text:span> well documented <text:span text:style-name="T6">ESP8266</text:span> MQTT tutorials out there. <text:span text:style-name="T6">This in not one of them</text:span>. <text:span text:style-name="T9">This is a brief proof of concept where “security first” is the focus, rather than an afterthought. The goal of this project is to have a documented and working secure MQTT Broker and Client, which can be used as a reference for later projects.</text:span></text:p>
      <text:p text:style-name="P2">If you’re a first timer this project probably <text:span text:style-name="T6">isn’t</text:span> for you.</text:p>
      <text:p text:style-name="P1"/>
      <text:p text:style-name="P14">Source code is available at https://github.com/tsi-software/Secure_ESP8266_MQTT_poc </text:p>
      <text:p text:style-name="P1"/>
      <text:p text:style-name="P4"><text:span text:style-name="T17">As an aside, this project started out as an irrigation timer so in the code you will see references to zones being turned on and off.</text:span> </text:p>
      <text:p text:style-name="P4"/>
      <text:p text:style-name="P5"/>
      <text:p text:style-name="P6"><text:span text:style-name="T2">High Level Design</text:span> </text:p>
      <text:p text:style-name="P8"/>
      <text:p text:style-name="P10">1) <text:span text:style-name="T10">Secure MQTT Broker</text:span></text:p>
      <text:p text:style-name="P7"><text:span text:style-name="T11">The </text:span>MQTT Broker <text:span text:style-name="T11">named </text:span>Mosquitto is installed on the OpenWRT Wifi router. <text:span text:style-name="T12">R</text:span>un<text:span text:style-name="T12">ning</text:span> the MQTT Broker on the Wifi router <text:span text:style-name="T12">i</text:span>s an experiment, which <text:span text:style-name="T12">has</text:span> so far work<text:span text:style-name="T12">ed</text:span> just fine. However, the MQTT Broker c<text:span text:style-name="T11">ould be</text:span> run on any <text:span text:style-name="T11">other</text:span> computer on th<text:span text:style-name="T11">e same</text:span> local area network (LAN). You could even run it on a Raspberry PI if performance isn’t a <text:span text:style-name="T11">strict requirement</text:span>.</text:p>
      <text:p text:style-name="P6"/>
      <text:p text:style-name="P6"><text:span text:style-name="T8">2)</text:span> <text:span text:style-name="T10">Secure MQTT Client</text:span></text:p>
      <text:p text:style-name="P12">Again, there are many tutorials on how to program the <text:span text:style-name="T15">ESP8266, everyone’s favourite IoT chip, </text:span>as an MQTT Client. But I did not come across any describing how to program the <text:span text:style-name="T15">ESP8266 </text:span>as a <text:span text:style-name="T2">secure</text:span> MQTT Client. As a long time software engineer it is my job to know how important security is these days.</text:p>
      <text:p text:style-name="P1"/>
      <text:p text:style-name="P16">3) AVR SPI Slave</text:p>
      <text:p text:style-name="P11">The original plan was to connect peripherals directly to the ESP8266 <text:span text:style-name="T14">data pins</text:span> but I ran out of pins very quickly. <text:span text:style-name="T13">Since I had an unused ATmega168 lying around I though “what the heck” and connected the two chips via SPI with the ESP8266 as the master and the ATmega as the slave. In additions to giving me a lot more data pins this scheme also gave me 5v tolerance. I’m also very happy I went this route because it has led to a number of additional useful ideas, which I will come to later.</text:span></text:p>
      <text:p text:style-name="P1"/>
      <text:p text:style-name="P13"><text:span text:style-name="T2">Advantages</text:span> </text:p>
      <text:p text:style-name="P13">- <text:span text:style-name="T16">S</text:span>ecure.</text:p>
      <text:p text:style-name="P13"/>
      <text:p text:style-name="P13"><text:span text:style-name="T2">Disadvantages</text:span> </text:p>
      <text:p text:style-name="P13">- <text:span text:style-name="T16">H</text:span>igher processing and memory requirements that leave little remaining in the ESP8266.</text:p>
      <text:p text:style-name="P13"/>
      <text:p text:style-name="P15"><text:span text:style-name="T2">Future Plans</text:span> </text:p>
      <text:p text:style-name="P15">- ESP32 and ESP8266 transparent MQTT Client bridge. Via SPI and external microcontroller (e.g. ATmega188) can subscribe and publish to MQTT with all security concerns transparently taken care of by the ESP controller.</text:p>
      <text:p text:style-name="P17"/>
      <text:p text:style-name="P17"/>
      <text:p text:style-name="P17"/>
      <text:p text:style-name="P17"/>
      <text:p text:style-name="P17"/>
      <text:p text:style-name="P17"><text:soft-page-break/><text:span text:style-name="T2">MQTT </text:span><text:span text:style-name="T4">Broker</text:span><text:span text:style-name="T2"> </text:span><text:span text:style-name="T4">secure</text:span><text:span text:style-name="T2"> setup</text:span> </text:p>
      <text:p text:style-name="P18"><text:span text:style-name="T18">Here are</text:span> the basics of how to install, configure, <text:span text:style-name="T20">and secure</text:span> the MQTT Broker named “Mosquitto” on an already properly configured and running installation of OpenWRT &lt;https://openwrt.org/&gt;.</text:p>
      <text:p text:style-name="P19"><text:span text:style-name="T18">T</text:span>he MQTT Broker <text:span text:style-name="T20">can</text:span> run on computer on <text:span text:style-name="T20">a</text:span> local area network (LAN). You could even run it on a Raspberry PI if performance isn’t a strict requirement. <text:span text:style-name="T18">So the following instruction should be adaptable to most modern operating systems.</text:span></text:p>
      <text:p text:style-name="P19"/>
      <text:list xml:id="list7323908996499010622" text:style-name="L1">
        <text:list-item>
          <text:p text:style-name="P21">With ssh (or similar) log into you OpenWRT router.</text:p>
        </text:list-item>
        <text:list-item>
          <text:p text:style-name="P20">Install Mosquitto:<text:line-break/><text:span text:style-name="T19">```<text:line-break/>opkg install mosquitto-ssl mosquitto-client-ssl libmosquitto-ssl<text:line-break/>```</text:span></text:p>
        </text:list-item>
        <text:list-item>
          <text:p text:style-name="P24">Create a directory to securely hold you certificates:<text:line-break/>*<text:span text:style-name="T21">(Keys and Certificates can be generate on any computer as long as the required files are securely copied to the server and all keys are securely stored.)*<text:line-break/>```</text:span><text:line-break/><text:span text:style-name="T21">mkdir /root/mosquitto<text:line-break/>chmod go-rwx /root/mosquitto<text:line-break/>cd /root/mosquitto<text:line-break/>```</text:span></text:p>
        </text:list-item>
        <text:list-item>
          <text:p text:style-name="P22">Make sure you know your exact host name (run <text:span text:style-name="T19">something like</text:span>: uci show system)</text:p>
        </text:list-item>
        <text:list-item>
          <text:p text:style-name="P23">Create CA (Certificate Authority) key and certificate for self-signing:<text:line-break/>*<text:span text:style-name="T22">(Determine and securely store a PEM Pass Phrase, which is used to protect your CA Key)*</text:span><text:line-break/><text:span text:style-name="T23">```<text:line-break/></text:span>x<text:line-break/><text:span text:style-name="T23">```</text:span></text:p>
        </text:list-item>
        <text:list-item>
          <text:p text:style-name="P23">Create Server Certificate:<text:line-break/>x</text:p>
        </text:list-item>
        <text:list-item>
          <text:p text:style-name="P23">Create Client Certificate:<text:line-break/>x</text:p>
        </text:list-item>
        <text:list-item>
          <text:p text:style-name="P23">x</text:p>
        </text:list-item>
      </text:list>
      <text:p text:style-name="P19"/>
      <text:p text:style-name="P25"><text:span text:style-name="T5">Additional </text:span><text:span text:style-name="T1">References:</text:span> </text:p>
      <text:p text:style-name="P25">&lt;https://dzone.com/articles/tips-for-developing-successful-iot-application&gt;</text:p>
      <text:p text:style-name="P25">&lt;http://www.steves-internet-guide.com/mosquitto-tls/&gt;</text:p>
      <text:p text:style-name="P17"/>
      <text:p text:style-name="P17"><text:span text:style-name="T2">Secure ESP8266 MQTT Client</text:span> </text:p>
      <text:p text:style-name="P17"/>
      <text:p text:style-name="P17"/>
      <text:p text:style-name="P17"/>
      <text:p text:style-name="P17"><text:span text:style-name="T2">AVR SPI Slave</text:span> </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ucida Sans Unicode" svg:font-family="'Lucida Sans Unicode'" style:font-family-generic="swiss"/>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Times New Roma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Times New Roma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Lucida Sans Unicode" style:font-family-asian="'Lucida Sans Unicode'"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name-asian="Times New Roman" style:font-family-asian="'Times New Roman'" style:font-family-generic-asian="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name-asian="Times New Roman" style:font-family-asian="'Times New Roman'" style:font-family-generic-asian="roma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Times New Roman" style:font-family-asian="'Times New Roman'" style:font-family-generic-asian="roman"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ren Taylor</meta:initial-creator>
    <meta:creation-date>2019-01-26T11:43:03.698697191</meta:creation-date>
    <dc:date>2019-02-01T17:22:46.735304981</dc:date>
    <dc:creator>Warren Taylor</dc:creator>
    <meta:editing-duration>P1DT10H11M3S</meta:editing-duration>
    <meta:editing-cycles>68</meta:editing-cycles>
    <meta:generator>LibreOffice/5.2.7.2$Linux_X86_64 LibreOffice_project/20m0$Build-2</meta:generator>
    <meta:document-statistic meta:table-count="0" meta:image-count="0" meta:object-count="0" meta:page-count="2" meta:paragraph-count="35" meta:word-count="595" meta:character-count="3619" meta:non-whitespace-character-count="3055"/>
  </office:meta>
</office:document-meta>
</file>